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font-weight="bold" style:font-name-asian="Times New Roman2" style:font-weight-asian="bold" style:font-name-complex="Times New Roman2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67.png" xlink:type="simple" xlink:show="embed" xlink:actuate="onLoad"/></draw:frame></text:p>
          </table:table-cell>
          <table:table-cell table:style-name="Table1.B1" office:value-type="string">
            <text:h text:style-name="P5" text:outline-level="1">Внешний контакт рел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6">C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2.51cm" draw:z-index="1"><draw:image xlink:href="../images/306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4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Блок представляет собой субмодель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P2"><text:span text:style-name="T2">Реализует операцию </text:span><text:span text:style-name="T3">логического И</text:span><text:span text:style-name="T2"> для входа блока и значения, указанного в параметрах блока (аналог управляющей обмотки реле для блока </text:span><text:span text:style-name="T3">Замыкающий контакт реле</text:span><text:span text:style-name="T2">). Таким образом, имя контакта указывается непос</text:span>редственно внутри субмодели.</text:p>
            <text:p text:style-name="P2"><text:span text:style-name="T4">Свойства</text:span>:</text:p>
            <text:list xml:id="list3932047116727385838" text:style-name="L1">
              <text:list-item>
                <text:p text:style-name="P6">Имя переменной — имя переменной, для которой (и для входа блока) выполняется операция И.</text:p>
              </text:list-item>
              <text:list-item>
                <text:p text:style-name="P6">Начальное состояние (0 или 1) — начальное состояние выхода блок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нешний контакт реле</dc:title>
    <dc:date>2014-12-23T23:06:24.26</dc:date>
    <meta:generator>OpenOffice/4.1.1$Win32 OpenOffice.org_project/411m6$Build-9775</meta:generator>
    <meta:editing-duration>PT1H36M43S</meta:editing-duration>
    <meta:editing-cycles>48</meta:editing-cycles>
    <meta:document-statistic meta:table-count="1" meta:image-count="2" meta:object-count="0" meta:page-count="1" meta:paragraph-count="11" meta:word-count="88" meta:character-count="596"/>
  </office:meta>
</office:document-meta>
</file>